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text-properties style:font-name="Arial Black" fo:font-size="48pt" style:font-size-asian="48pt" style:font-size-complex="48pt"/>
    </style:style>
    <style:style style:name="P2" style:family="paragraph">
      <style:paragraph-properties fo:margin-left="0cm" fo:margin-right="0cm" fo:text-align="center" fo:text-indent="0cm">
        <style:tab-stops>
          <style:tab-stop style:position="2cm"/>
          <style:tab-stop style:position="9.001cm"/>
        </style:tab-stops>
      </style:paragraph-properties>
      <style:text-properties style:use-window-font-color="true" style:font-name="Arial Black" fo:font-size="48pt" fo:font-style="normal" fo:font-weight="bold" style:font-size-asian="48pt" style:font-size-complex="48pt"/>
    </style:style>
    <style:style style:name="P3" style:family="paragraph">
      <style:paragraph-properties fo:margin-left="0cm" fo:margin-right="0cm" fo:text-indent="0cm"/>
    </style:style>
    <style:style style:name="T1" style:family="text">
      <style:text-properties style:use-window-font-color="true" style:font-name="Arial Black" fo:font-size="48pt" fo:font-style="normal" fo:font-weight="bold" style:font-size-asian="48pt" style:font-size-complex="48pt"/>
    </style:style>
    <style:style style:name="T2" style:family="text">
      <style:text-properties fo:color="#ffffff" style:font-name="Arial Black" fo:font-size="48pt" fo:font-style="normal" fo:font-weight="bold" style:font-size-asian="48pt" style:font-size-complex="48pt"/>
    </style:style>
    <style:style style:name="T3" style:family="text">
      <style:text-properties fo:color="#ffffff" style:font-name="Arial Black" fo:font-size="48pt" fo:font-style="normal" fo:font-weight="bold" style:font-size-asian="48pt" style:font-style-asian="italic" style:font-size-complex="4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p text:style-name="P1"><text:span text:style-name="T1">Ofiaruję Tobie Panie Mój</text:span></text:p>
            <text:p text:style-name="P1"><text:span text:style-name="T1">Całe życie me,</text:span></text:p>
            <text:p text:style-name="P1"><text:span text:style-name="T2">cały jestem Twój</text:span></text:p>
            <text:p text:style-name="P1"><text:span text:style-name="T3">aż na wieki</text:span></text:p>
            <text:p text:style-name="P1"><text:span text:style-name="T3">Oto moje serce </text:span><text:span text:style-name="T2">przecież wiesz</text:span></text:p>
            <text:p text:style-name="P1"><text:span text:style-name="T2">Tyś Miłością mą</text:span></text:p>
            <text:p text:style-name="P1"><text:span text:style-name="T2">jedyną jest</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none" style:country-asian="none" style:font-name-complex="Arial Unicode M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Thornda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style:font-name="Bookman Old Style" fo:font-size="24.7000007629395pt" fo:language="none" fo:country="none" fo:font-style="italic" fo:font-weight="bold" style:language-asian="none" style:country-asian="none" style:font-size-complex="21.2000007629395pt"/>
    </style:style>
    <style:style style:name="Akordy" style:family="graphic">
      <style:paragraph-properties style:text-autospace="none"/>
      <style:text-properties style:font-name="Arial1" fo:font-size="24.7000007629395pt" fo:language="none" fo:country="none" fo:font-weight="bold" style:language-asian="none"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Windows_x86 LibreOffice_project/40b2d7fde7e8d2d7bc5a449dc65df4d08a7dd38</meta:generator>
    <meta:initial-creator>Maciej Wojtowicz</meta:initial-creator>
    <meta:creation-date>2006-03-02T07:53:50</meta:creation-date>
    <dc:date>2013-11-29T15:14:59.988000000</dc:date>
    <dc:language>en-US</dc:language>
    <meta:editing-cycles>12</meta:editing-cycles>
    <meta:editing-duration>PT1H57M45S</meta:editing-duration>
    <meta:document-statistic meta:object-count="18"/>
    <meta:user-defined meta:name="Info 1"/>
    <meta:user-defined meta:name="Info 2"/>
    <meta:user-defined meta:name="Info 3"/>
    <meta:user-defined meta:name="Info 4"/>
  </office:meta>
</office:document-meta>
</file>